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74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2.2646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66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1.1882in"/>
    </style:style>
    <style:style style:name="co10" style:family="table-column">
      <style:table-column-properties fo:break-before="auto" style:column-width="2.3681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2.178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069a2e"/>
      <style:text-properties fo:color="#ffffff"/>
    </style:style>
    <style:style style:name="ce6" style:family="table-cell" style:parent-style-name="Default">
      <style:table-cell-properties fo:background-color="#ff860d"/>
    </style:style>
    <style:style style:name="ce7" style:family="table-cell" style:parent-style-name="Default">
      <style:table-cell-properties fo:background-color="#069a2e"/>
    </style:style>
    <style:style style:name="ce4" style:family="table-cell" style:parent-style-name="Default" style:data-style-name="N99"/>
    <style:style style:name="ce9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6372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unit name</text:p>
          </table:table-cell>
          <table:table-cell office:value-type="string" calcext:value-type="string">
            <text:p>net price EUR</text:p>
          </table:table-cell>
          <table:table-cell table:style-name="Default" office:value-type="string" calcext:value-type="string">
            <text:p>in use?</text:p>
          </table:table-cell>
          <table:table-cell office:value-type="string" calcext:value-type="string">
            <text:p>Shipping EUR</text:p>
          </table:table-cell>
          <table:table-cell office:value-type="string" calcext:value-type="string">
            <text:p>base price per unit</text:p>
          </table:table-cell>
          <table:table-cell office:value-type="string" calcext:value-type="string">
            <text:p>unit count</text:p>
          </table:table-cell>
          <table:table-cell office:value-type="string" calcext:value-type="string">
            <text:p>unit type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hipped by</text:p>
          </table:table-cell>
          <table:table-cell office:value-type="string" calcext:value-type="string">
            <text:p>Link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 table:number-columns-repeated="14"/>
          <table:table-cell table:number-columns-repeated="16357"/>
        </table:table-row>
        <table:table-row table:style-name="ro1">
          <table:table-cell table:style-name="ce2" office:value-type="string" calcext:value-type="string">
            <text:p>Led Strings SK6812 30led/m</text:p>
          </table:table-cell>
          <table:table-cell office:value-type="string" calcext:value-type="string">
            <text:p>BTF-Lightning</text:p>
          </table:table-cell>
          <table:table-cell office:value-type="string" calcext:value-type="string">
            <text:p>SK68125M30RGBWWW30</text:p>
          </table:table-cell>
          <table:table-cell table:formula="of:=([.F3]+[.G3]*[.H3])*[.E3]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7.1" calcext:value-type="float">
            <text:p>7.1</text:p>
          </table:table-cell>
          <table:table-cell office:value-type="float" office:value="12.4" calcext:value-type="float">
            <text:p>12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5 meters</text:p>
          </table:table-cell>
          <table:table-cell office:value-type="string" calcext:value-type="string">
            <text:p>Alibaba.com</text:p>
          </table:table-cell>
          <table:table-cell office:value-type="string" calcext:value-type="string">
            <text:p>Not bought in favour of 144 led/m</text:p>
          </table:table-cell>
          <table:table-cell office:value-type="string" calcext:value-type="string">
            <text:p>Aliababa Standard</text:p>
          </table:table-cell>
          <table:table-cell office:value-type="string" calcext:value-type="string">
            <text:p>https://www.alibaba.com/product-detail/Btf-Lighting-Sk6812-Rgbw-4-in_62366962215.html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table:style-name="ce5" office:value-type="string" calcext:value-type="string">
            <text:p>Led Strings SK6812 60 led/m</text:p>
          </table:table-cell>
          <table:table-cell office:value-type="string" calcext:value-type="string">
            <text:p>BTF-Lightning</text:p>
          </table:table-cell>
          <table:table-cell office:value-type="string" calcext:value-type="string">
            <text:p>SK68125M60RGBWWW30</text:p>
          </table:table-cell>
          <table:table-cell table:formula="of:=([.F4]+[.G4]*[.H4])*[.E4]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7.1" calcext:value-type="float">
            <text:p>7.1</text:p>
          </table:table-cell>
          <table:table-cell office:value-type="float" office:value="22.17" calcext:value-type="float">
            <text:p>22.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5 meters</text:p>
          </table:table-cell>
          <table:table-cell office:value-type="string" calcext:value-type="string">
            <text:p>Alibaba.com</text:p>
          </table:table-cell>
          <table:table-cell office:value-type="string" calcext:value-type="string">
            <text:p>Not bought in favour of 144 led/m</text:p>
          </table:table-cell>
          <table:table-cell office:value-type="string" calcext:value-type="string">
            <text:p>Aliababa Standard</text:p>
          </table:table-cell>
          <table:table-cell office:value-type="string" calcext:value-type="string">
            <text:p><text:a xlink:href="https://www.alibaba.com/product-detail/Btf-Lighting-Sk6812-Rgbw-4-in_62366962215.html" xlink:type="simple">https://www.alibaba.com/product-detail/Btf-Lighting-Sk6812-Rgbw-4-in_62366962215.html</text:a>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table:style-name="ce6" office:value-type="string" calcext:value-type="string">
            <text:p>Led Strings SK6812 144 led/m</text:p>
          </table:table-cell>
          <table:table-cell office:value-type="string" calcext:value-type="string">
            <text:p>BTF-Lightning</text:p>
          </table:table-cell>
          <table:table-cell office:value-type="string" calcext:value-type="string">
            <text:p>SK68121M144RGBWWW30</text:p>
          </table:table-cell>
          <table:table-cell table:formula="of:=([.F5]+[.G5]*[.H5])*[.E5]" office:value-type="float" office:value="109.44" calcext:value-type="float">
            <text:p>109.44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5.28" calcext:value-type="float">
            <text:p>15.28</text:p>
          </table:table-cell>
          <table:table-cell office:value-type="float" office:value="11.77" calcext:value-type="float">
            <text:p>11.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Alibaba.com</text:p>
          </table:table-cell>
          <table:table-cell/>
          <table:table-cell office:value-type="string" calcext:value-type="string">
            <text:p>Aliababa Standard</text:p>
          </table:table-cell>
          <table:table-cell office:value-type="string" calcext:value-type="string">
            <text:p>https://www.alibaba.com/product-detail/Btf-Lighting-Sk6812-Rgbw-4-in_62366962215.html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table:number-columns-repeated="3"/>
          <table:table-cell table:formula="of:=([.F6]+[.G6]*[.H6])*[.E6]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8"/>
          <table:table-cell table:style-name="Default" table:number-columns-repeated="14"/>
          <table:table-cell table:number-columns-repeated="16357"/>
        </table:table-row>
        <table:table-row table:style-name="ro1">
          <table:table-cell table:style-name="ce6" office:value-type="string" calcext:value-type="string">
            <text:p>350W 5V Mean Well PSU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LRS-350-5</text:p>
          </table:table-cell>
          <table:table-cell table:formula="of:=([.F7]+[.G7]*[.H7])*[.E7]" office:value-type="float" office:value="38" calcext:value-type="float">
            <text:p>38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mazon.de</text:p>
          </table:table-cell>
          <table:table-cell office:value-type="string" calcext:value-type="string">
            <text:p>NEEEDS FUSES!! Oversized for future projects Also check Seller fisrt</text:p>
          </table:table-cell>
          <table:table-cell office:value-type="string" calcext:value-type="string">
            <text:p>Amazon Free</text:p>
          </table:table-cell>
          <table:table-cell office:value-type="string" calcext:value-type="string">
            <text:p>https://www.amazon.de/-/en/gp/product/B0CQ2SYL43?smid=A2BDVKY1QARAOC&amp;th=1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table:style-name="ce7" office:value-type="string" calcext:value-type="string">
            <text:p>150W 5V Mean Well PSU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LRS-150-5</text:p>
          </table:table-cell>
          <table:table-cell table:formula="of:=([.F8]+[.G8]*[.H8])*[.E8]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mazon.de</text:p>
          </table:table-cell>
          <table:table-cell office:value-type="string" calcext:value-type="string">
            <text:p>Nur mit 60/30led/m</text:p>
          </table:table-cell>
          <table:table-cell office:value-type="string" calcext:value-type="string">
            <text:p>Amazon Free</text:p>
          </table:table-cell>
          <table:table-cell office:value-type="string" calcext:value-type="string">
            <text:p><text:a xlink:href="https://www.amazon.de/-/en/Mean-LRS-150F-5-Switching-Power-Supply/dp/B083P65F78?s=industrial" xlink:type="simple">https://www.amazon.de/-/en/Mean-LRS-150F-5-Switching-Power-Supply/dp/B083P65F78?s=industrial</text:a>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table:number-columns-repeated="3"/>
          <table:table-cell table:formula="of:=([.F9]+[.G9]*[.H9])*[.E9]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1"/>
          <table:table-cell table:style-name="Default" table:number-columns-repeated="11"/>
          <table:table-cell table:number-columns-repeated="16357"/>
        </table:table-row>
        <table:table-row table:style-name="ro1">
          <table:table-cell table:number-columns-repeated="3"/>
          <table:table-cell table:formula="of:=([.F10]+[.G10]*[.H10])*[.E10]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1"/>
          <table:table-cell table:style-name="Default" table:number-columns-repeated="11"/>
          <table:table-cell table:number-columns-repeated="16357"/>
        </table:table-row>
        <table:table-row table:style-name="ro1">
          <table:table-cell table:style-name="ce7" office:value-type="string" calcext:value-type="string">
            <text:p>Nicht Hässliches Laminat (OVP)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34391 AT Laminat 1383x193 mm | 7.0 mm</text:p>
          </table:table-cell>
          <table:table-cell table:formula="of:=([.F11]+[.G11]*[.H11])*[.E11]" office:value-type="float" office:value="15" calcext:value-type="float">
            <text:p>1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t (~4m²)</text:p>
          </table:table-cell>
          <table:table-cell office:value-type="string" calcext:value-type="string">
            <text:p>Kleinanzeigen.de</text:p>
          </table:table-cell>
          <table:table-cell office:value-type="string" calcext:value-type="string">
            <text:p>Anzeigen ID: 3104584166</text:p>
          </table:table-cell>
          <table:table-cell office:value-type="string" calcext:value-type="string">
            <text:p>2x furry</text:p>
          </table:table-cell>
          <table:table-cell office:value-type="string" calcext:value-type="string">
            <text:p><text:a xlink:href="https://www.kleinanzeigen.de/s-anzeige/laminat-grau/3104584166-84-4504" xlink:type="simple">https://www.kleinanzeigen.de/s-anzeige/laminat-grau/3104584166-84-4504</text:a></text:p>
          </table:table-cell>
          <table:table-cell table:number-columns-repeated="3"/>
          <table:table-cell table:style-name="Default" table:number-columns-repeated="11"/>
          <table:table-cell table:number-columns-repeated="16357"/>
        </table:table-row>
        <table:table-row table:style-name="ro1">
          <table:table-cell table:number-columns-repeated="3"/>
          <table:table-cell table:formula="of:=([.F12]+[.G12]*[.H12])*[.E12]" office:value-type="float" office:value="0" calcext:value-type="float">
            <text:p>0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7"/>
          <table:table-cell table:style-name="Default"/>
          <table:table-cell table:number-columns-repeated="16371"/>
        </table:table-row>
        <table:table-row table:style-name="ro1">
          <table:table-cell table:style-name="ce6" office:value-type="string" calcext:value-type="string">
            <text:p>Kunstglas 5mm 2qm</text:p>
          </table:table-cell>
          <table:table-cell office:value-type="string" calcext:value-type="string">
            <text:p>Bauhaus / Owocor</text:p>
          </table:table-cell>
          <table:table-cell office:value-type="string" calcext:value-type="string">
            <text:p>14216319 Kunstglas Owocor 200 cm x 100 cm x 5 mm, Eben, Klar, Polystyrol</text:p>
          </table:table-cell>
          <table:table-cell table:formula="of:=([.F13]+[.G13]*[.H13])*[.E13]" office:value-type="float" office:value="86.95" calcext:value-type="float">
            <text:p>86.9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86.95" calcext:value-type="float">
            <text:p>86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e (2qm²)</text:p>
          </table:table-cell>
          <table:table-cell office:value-type="string" calcext:value-type="string">
            <text:p>Bauhaus Mainz-Weisenau</text:p>
          </table:table-cell>
          <table:table-cell/>
          <table:table-cell office:value-type="string" calcext:value-type="string">
            <text:p>tinti</text:p>
          </table:table-cell>
          <table:table-cell table:style-name="Default" office:value-type="string" calcext:value-type="string">
            <text:p><text:a xlink:href="https://www.bauhaus.info/aluplatten-kunststoffplatten/kunstglas-owocor/p/14216319" xlink:type="simple">https://www.bauhaus.info/aluplatten-kunststoffplatten/kunstglas-owocor/p/14216319</text:a>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Kunstglas 2.5mm 2qm</text:p>
          </table:table-cell>
          <table:table-cell office:value-type="string" calcext:value-type="string">
            <text:p>Bauhaus / Owocor</text:p>
          </table:table-cell>
          <table:table-cell office:value-type="string" calcext:value-type="string">
            <text:p>14216319 Kunstglas Owocor 200 cm x 100 cm x 5 mm, Eben, Klar, Polystyrol</text:p>
          </table:table-cell>
          <table:table-cell table:formula="of:=([.F14]+[.G14]*[.H14])*[.E14]" office:value-type="float" office:value="0" calcext:value-type="float">
            <text:p>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4.95" calcext:value-type="float">
            <text:p>54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e (2qm²)</text:p>
          </table:table-cell>
          <table:table-cell office:value-type="string" calcext:value-type="string">
            <text:p>Bauhaus Mainz-Weisenau</text:p>
          </table:table-cell>
          <table:table-cell/>
          <table:table-cell office:value-type="string" calcext:value-type="string">
            <text:p>tinti</text:p>
          </table:table-cell>
          <table:table-cell table:style-name="Default" office:value-type="string" calcext:value-type="string">
            <text:p><text:a xlink:href="https://www.bauhaus.info/aluplatten-kunststoffplatten/kunstglas-owocor/p/14216319" xlink:type="simple">https://www.bauhaus.info/aluplatten-kunststoffplatten/kunstglas-owocor/p/14216319</text:a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([.F15]+[.G15]*[.H15])*[.E15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16]+[.G16]*[.H16])*[.E16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17]+[.G17]*[.H17])*[.E17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hausmau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mme:</text:p>
          </table:table-cell>
          <table:table-cell table:style-name="ce6" table:formula="of:=SUM([.D3:.D30])" office:value-type="float" office:value="249.39" calcext:value-type="float">
            <text:p>249.39</text:p>
          </table:table-cell>
          <table:table-cell/>
          <table:table-cell table:style-name="ce6" office:value-type="string" calcext:value-type="string">
            <text:p>1. Preisklasse</text:p>
          </table:table-cell>
          <table:table-cell office:value-type="string" calcext:value-type="string">
            <text:p>Premium Top of the Line Ultr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7" office:value-type="string" calcext:value-type="string">
            <text:p>2. Preisklasse</text:p>
          </table:table-cell>
          <table:table-cell office:value-type="string" calcext:value-type="string">
            <text:p>Das “normale”: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 office:value-type="string" calcext:value-type="string">
            <text:p>3. Preisklasse</text:p>
          </table:table-cell>
          <table:table-cell office:value-type="string" calcext:value-type="string">
            <text:p>Budget-Option (Treppe like ‘Schaffenburg)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-Networkexception fragen 5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<text:s text:c="2"/>Marc.9220 50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7:33:10.572886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8:34:34.365378641</meta:creation-date>
    <dc:date>2026-01-16T08:54:48.126111938</dc:date>
    <meta:editing-duration>PT16H19M8S</meta:editing-duration>
    <meta:editing-cycles>4</meta:editing-cycles>
    <meta:generator>LibreOffice/24.2.7.2$Linux_X86_64 LibreOffice_project/420$Build-2</meta:generator>
    <meta:document-statistic meta:table-count="1" meta:cell-count="136" meta:object-count="0"/>
  </office:meta>
</office:document-meta>
</file>